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_On_campus_Student_Hous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_On_campus_Student_Hous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6">
            <text:p>258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6">
            <text:p>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6">
            <text:p>15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9">
            <text:p>4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44">
            <text:p>7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2">
            <text:p>1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1">
            <text:p>1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28">
            <text:p>29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8">
            <text:p>148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23">
            <text:p>1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8">
            <text:p>124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74">
            <text:p>4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8">
            <text:p>2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0">
            <text:p>1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76">
            <text:p>36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096">
            <text:p>609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274">
            <text:p>212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52">
            <text:p>95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5">
            <text:p>1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6">
            <text:p>1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8">
            <text:p>29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53">
            <text:p>1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4">
            <text:p>4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42">
            <text:p>4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9">
            <text:p>1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55">
            <text:p>50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9">
            <text:p>2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_On_campus_Student_Housi" style:display-name="PageStyle_Arrests_On_campus_Student_Hous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